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justify" fo:line-height="115%"/>
    </style:style>
    <style:style style:name="T2" style:parent-style-name="DefaultParagraphFont" style:family="text">
      <style:text-properties fo:font-weight="bold" style:font-weight-asian="bold" style:font-weight-complex="bold"/>
    </style:style>
    <style:style style:name="P3" style:parent-style-name="Standard" style:family="paragraph">
      <style:paragraph-properties fo:text-align="justify" fo:line-height="115%"/>
    </style:style>
    <style:style style:name="P4" style:parent-style-name="Standard" style:family="paragraph">
      <style:paragraph-properties fo:text-align="justify" fo:line-height="115%"/>
    </style:style>
    <style:style style:name="P5" style:parent-style-name="Standard" style:family="paragraph">
      <style:paragraph-properties fo:text-align="justify" fo:line-height="115%"/>
    </style:style>
    <style:style style:name="P6" style:parent-style-name="Standard" style:family="paragraph">
      <style:paragraph-properties fo:text-align="justify" fo:line-height="115%"/>
    </style:style>
    <style:style style:name="P7" style:parent-style-name="Standard" style:family="paragraph">
      <style:paragraph-properties fo:text-align="justify" fo:line-height="115%"/>
    </style:style>
    <style:style style:name="P8" style:parent-style-name="Standard" style:family="paragraph">
      <style:paragraph-properties fo:text-align="justify" fo:line-height="115%"/>
      <style:text-properties fo:font-weight="bold" style:font-weight-asian="bold" style:font-weight-complex="bold"/>
    </style:style>
    <style:style style:name="P9" style:parent-style-name="Standard" style:family="paragraph">
      <style:paragraph-properties fo:text-align="justify" fo:line-height="115%"/>
    </style:style>
    <style:style style:name="P10" style:parent-style-name="Standard" style:family="paragraph">
      <style:paragraph-properties fo:text-align="justify" fo:line-height="115%"/>
    </style:style>
    <style:style style:name="P11" style:parent-style-name="Standard" style:family="paragraph">
      <style:paragraph-properties fo:text-align="justify" fo:line-height="115%"/>
    </style:style>
    <style:style style:name="P12" style:parent-style-name="Standard" style:family="paragraph">
      <style:paragraph-properties fo:text-align="justify" fo:line-height="115%"/>
    </style:style>
    <style:style style:name="P13" style:parent-style-name="Standard" style:family="paragraph">
      <style:paragraph-properties fo:text-align="justify" fo:line-height="115%"/>
    </style:style>
    <style:style style:name="P14" style:parent-style-name="Standard" style:family="paragraph">
      <style:paragraph-properties fo:text-align="justify" fo:line-height="115%"/>
    </style:style>
    <style:style style:name="P15" style:parent-style-name="Standard" style:family="paragraph">
      <style:paragraph-properties fo:text-align="justify" fo:line-height="115%"/>
    </style:style>
    <style:style style:name="P16" style:parent-style-name="Standard" style:family="paragraph">
      <style:paragraph-properties fo:text-align="justify" fo:line-height="115%"/>
    </style:style>
    <style:style style:name="P17" style:parent-style-name="Standard" style:family="paragraph">
      <style:paragraph-properties fo:text-align="justify" fo:line-height="115%"/>
    </style:style>
    <style:style style:name="P18" style:parent-style-name="Standard" style:family="paragraph">
      <style:paragraph-properties fo:text-align="justify" fo:line-height="115%"/>
    </style:style>
    <style:style style:name="P19" style:parent-style-name="Standard" style:family="paragraph">
      <style:paragraph-properties fo:text-align="justify" fo:line-height="115%"/>
    </style:style>
    <style:style style:name="P20" style:parent-style-name="Standard" style:family="paragraph">
      <style:paragraph-properties fo:text-align="justify" fo:line-height="115%"/>
    </style:style>
    <style:style style:name="P21" style:parent-style-name="Standard" style:family="paragraph">
      <style:paragraph-properties fo:text-align="justify" fo:line-height="115%"/>
    </style:style>
    <style:style style:name="P22" style:parent-style-name="Standard" style:family="paragraph">
      <style:paragraph-properties fo:text-align="justify" fo:line-height="115%"/>
    </style:style>
    <style:style style:name="P23" style:parent-style-name="Standard" style:family="paragraph">
      <style:paragraph-properties fo:text-align="justify" fo:line-height="115%"/>
    </style:style>
    <style:style style:name="P24" style:parent-style-name="Standard" style:family="paragraph">
      <style:paragraph-properties fo:text-align="justify" fo:line-height="115%"/>
    </style:style>
    <style:style style:name="P25" style:parent-style-name="Standard" style:family="paragraph">
      <style:paragraph-properties fo:text-align="justify" fo:line-height="115%"/>
    </style:style>
    <style:style style:name="P26" style:parent-style-name="Standard" style:family="paragraph">
      <style:paragraph-properties fo:text-align="justify" fo:line-height="115%"/>
    </style:style>
    <style:style style:name="P27" style:parent-style-name="Standard" style:family="paragraph">
      <style:paragraph-properties fo:text-align="justify" fo:line-height="115%"/>
    </style:style>
    <style:style style:name="P28" style:parent-style-name="Standard" style:family="paragraph">
      <style:paragraph-properties fo:text-align="justify" fo:line-height="115%"/>
    </style:style>
    <style:style style:name="P29" style:parent-style-name="Standard" style:family="paragraph">
      <style:paragraph-properties fo:text-align="justify" fo:line-height="115%"/>
    </style:style>
  </office:automatic-styles>
  <office:body>
    <office:text text:use-soft-page-breaks="true">
      <text:p text:style-name="P1"><text:tab/><text:tab/><text:tab/><text:tab/><text:tab/><text:tab/><text:tab/><text:tab/><text:tab/><text:span text:style-name="T2">Nduvho Edward Ramashia</text:span></text:p>
      <text:p text:style-name="P3"><text:tab/><text:tab/><text:tab/><text:tab/><text:tab/><text:tab/><text:tab/><text:tab/><text:tab/>Mabvete Villate</text:p>
      <text:p text:style-name="P4"><text:tab/><text:tab/><text:tab/><text:tab/><text:tab/><text:tab/><text:tab/><text:tab/><text:tab/>Musina</text:p>
      <text:p text:style-name="P5"><text:tab/><text:tab/><text:tab/><text:tab/><text:tab/><text:tab/><text:tab/><text:tab/><text:tab/>0900</text:p>
      <text:p text:style-name="P6"/>
      <text:p text:style-name="P7"><text:tab/><text:tab/><text:tab/><text:tab/><text:tab/><text:tab/><text:tab/><text:tab/><text:tab/>03<text:s/>April<text:s/>2025</text:p>
      <text:p text:style-name="P8">Marula Platinum,</text:p>
      <text:p text:style-name="P9">Bursary Selection Committee</text:p>
      <text:p text:style-name="P10">2 Fricker Rd, Illovo</text:p>
      <text:p text:style-name="P11">Sandton</text:p>
      <text:p text:style-name="P12">2196</text:p>
      <text:p text:style-name="P13"/>
      <text:p text:style-name="P14">Dear Members of the Bursary Selection Committee,</text:p>
      <text:p text:style-name="P15"/>
      <text:p text:style-name="P16">I am writing to express my sincere interest in applying for the bursary at Implats. As a final-year student pursuing a BSc (Honours) in Electrical and Information Engineering at the University of the Witwatersrand, I have dedicated myself to overcoming academic challenges and seizing every opportunity to develop professionally and academically.</text:p>
      <text:p text:style-name="P17"/>
      <text:p text:style-name="P18">Throughout my academic journey, I have faced several obstacles including financial stress, the pressures associated with pending fees, and the hardships of commuting long distances away from campus resources. Despite these challenges, I have demonstrated resilience and commitment to my studies. I have continuously worked to improve my academic performance, and I am proud of the progress I have made.</text:p>
      <text:p text:style-name="P19"/>
      <text:p text:style-name="P20">In addition to my academic pursuits, I have gained practical experience through various roles that have enriched my technical and professional skillset. My roles as a Junior Electrical Engineer and Student Electrical Engineer at iMining (Pty) Ltd, along with my experience as an Undergraduate Research Assistant at Wits<text:s/>and an Assistant to the Services Manager at IMT Probe, have allowed me to apply my knowledge in real-world settings. These experiences have not only sharpened my technical skills—including PCB design, firmware development, and data analysis—but have also taught me the value of perseverance, teamwork, and innovation.<text:s/></text:p>
      <text:p text:style-name="P21"/>
      <text:p text:style-name="P22">I have now successfully secured my tuition fees for the coming academic year, and the next crucial step is to resolve my accommodation challenges. Receiving this bursary would not only help alleviate the financial burdens that have impacted my academic progress but also empower me to fully concentrate on my studies and professional development during my final year.</text:p>
      <text:p text:style-name="P23"/>
      <text:p text:style-name="P24">I am confident that with the support of Implats, I will continue to contribute positively to the engineering field and uphold the high standards expected by your organization. I am eager to leverage the opportunities provided by this bursary to further enhance my skills, complete my degree, and eventually contribute meaningfully to the industry<text:s/>and country.</text:p>
      <text:p text:style-name="P25"/>
      <text:p text:style-name="P26">Thank you for considering my application. I am available for any further discussion and look forward to the possibility of contributing to the innovative environment at Implats<text:s/>and the goal they have for the country and continent.</text:p>
      <text:p text:style-name="P27"/>
      <text:p text:style-name="P28">Sincerely,</text:p>
      <text:p text:style-name="P29">Nduvho Edward Ramash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5118in" fo:margin-left="0.5902in" fo:margin-bottom="0.472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Batanayi Gwanyanya</meta:initial-creator>
    <dc:creator>Thendo Ramashia</dc:creator>
    <meta:creation-date>2023-11-28T23:46:00Z</meta:creation-date>
    <dc:date>2025-04-03T15:55:00Z</dc:date>
    <meta:print-date>2025-04-03T15:55:00Z</meta:print-date>
    <meta:template xlink:href="Normal.dotm" xlink:type="simple"/>
    <meta:editing-cycles>25</meta:editing-cycles>
    <meta:editing-duration>PT960S</meta:editing-duration>
    <meta:document-statistic meta:page-count="1" meta:paragraph-count="5" meta:word-count="392" meta:character-count="2624" meta:row-count="18" meta:non-whitespace-character-count="2237"/>
  </office:meta>
</office:document-meta>
</file>